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0">
            <text:p>GU-4650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540.0">
            <text:p>75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4">
            <text:p>Birm-324</text:p>
          </table:table-cell>
          <table:table-cell office:value-type="float" office:value="54.98">
            <text:p>54.98</text:p>
          </table:table-cell>
          <table:table-cell office:value-type="float" office:value="-3.38">
            <text:p>-3.38</text:p>
          </table:table-cell>
          <table:table-cell office:value-type="float" office:value="6470.0">
            <text:p>6470.0</text:p>
          </table:table-cell>
          <table:table-cell office:value-type="float" office:value="280.0">
            <text:p>2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461">
            <text:p>Birm-461</text:p>
          </table:table-cell>
          <table:table-cell office:value-type="float" office:value="55.08">
            <text:p>55.08</text:p>
          </table:table-cell>
          <table:table-cell office:value-type="float" office:value="-3.54">
            <text:p>-3.54</text:p>
          </table:table-cell>
          <table:table-cell office:value-type="float" office:value="3290.0">
            <text:p>329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375">
            <text:p>GU-375</text:p>
          </table:table-cell>
          <table:table-cell office:value-type="float" office:value="54.97">
            <text:p>54.97</text:p>
          </table:table-cell>
          <table:table-cell office:value-type="float" office:value="-3.29">
            <text:p>-3.29</text:p>
          </table:table-cell>
          <table:table-cell office:value-type="float" office:value="7812.0">
            <text:p>7812.0</text:p>
          </table:table-cell>
          <table:table-cell office:value-type="float" office:value="131.0">
            <text:p>131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Jardine1975,Jardine1980,ShennanEtal2018">
            <text:p>Jardine1982,Jardine1975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3">
            <text:p>GU-4653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770.0">
            <text:p>7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5">
            <text:p>GU-4645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6">
            <text:p>GU-4646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360.0">
            <text:p>73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3">
            <text:p>Birm-323</text:p>
          </table:table-cell>
          <table:table-cell office:value-type="float" office:value="54.92">
            <text:p>54.92</text:p>
          </table:table-cell>
          <table:table-cell office:value-type="float" office:value="-3.58">
            <text:p>-3.58</text:p>
          </table:table-cell>
          <table:table-cell office:value-type="float" office:value="9390.0">
            <text:p>939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4">
            <text:p>GU-4654</text:p>
          </table:table-cell>
          <table:table-cell office:value-type="float" office:value="55.04">
            <text:p>55.04</text:p>
          </table:table-cell>
          <table:table-cell office:value-type="float" office:value="-3.64">
            <text:p>-3.64</text:p>
          </table:table-cell>
          <table:table-cell office:value-type="float" office:value="7460.0">
            <text:p>746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7">
            <text:p>GU-4647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710.0">
            <text:p>77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8">
            <text:p>GU-4648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170.0">
            <text:p>71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15">
            <text:p>4.15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58">
            <text:p>Birm-258</text:p>
          </table:table-cell>
          <table:table-cell office:value-type="float" office:value="55.02">
            <text:p>55.02</text:p>
          </table:table-cell>
          <table:table-cell office:value-type="float" office:value="-3.52">
            <text:p>-3.52</text:p>
          </table:table-cell>
          <table:table-cell office:value-type="float" office:value="5410.0">
            <text:p>541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5">
            <text:p>GU-4655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5910.0">
            <text:p>5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4">
            <text:p>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6">
            <text:p>GU-4656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6790.0">
            <text:p>67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22">
            <text:p>Birm-222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540.0">
            <text:p>75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ottonWilliams1971,Jardine1980,ShennanEtal2018">
            <text:p>Jardine1982,Jardine1975,ShottonWilliams1971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7">
            <text:p>GU-4657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220.0">
            <text:p>72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5">
            <text:p>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8">
            <text:p>GU-4658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680.0">
            <text:p>7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64">
            <text:p>GU-64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254.0">
            <text:p>7254.0</text:p>
          </table:table-cell>
          <table:table-cell office:value-type="float" office:value="101.0">
            <text:p>10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9">
            <text:p>GU-4649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210.0">
            <text:p>72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1">
            <text:p>GU-4651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5">
            <text:p>Birm-325</text:p>
          </table:table-cell>
          <table:table-cell office:value-type="float" office:value="54.97">
            <text:p>54.97</text:p>
          </table:table-cell>
          <table:table-cell office:value-type="float" office:value="-3.31">
            <text:p>-3.3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1">
            <text:p>Beta-103261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418">
            <text:p>HV-4418</text:p>
          </table:table-cell>
          <table:table-cell office:value-type="float" office:value="54.83">
            <text:p>54.83</text:p>
          </table:table-cell>
          <table:table-cell office:value-type="float" office:value="-3.37">
            <text:p>-3.37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I-5069">
            <text:p>I-5069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850.0">
            <text:p>18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4054">
            <text:p>UB-4054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63.0">
            <text:p>6563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7">
            <text:p>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3">
            <text:p>UB-3903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956.0">
            <text:p>7956.0</text:p>
          </table:table-cell>
          <table:table-cell office:value-type="float" office:value="62.0">
            <text:p>6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2">
            <text:p>UB-3902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794.0">
            <text:p>7794.0</text:p>
          </table:table-cell>
          <table:table-cell office:value-type="float" office:value="61.0">
            <text:p>6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9">
            <text:p>UB-3899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6087.0">
            <text:p>6087.0</text:p>
          </table:table-cell>
          <table:table-cell office:value-type="float" office:value="186.0">
            <text:p>18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4">
            <text:p>3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7">
            <text:p>UB-3897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302.0">
            <text:p>7302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5">
            <text:p>UB-3895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033.0">
            <text:p>7033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4">
            <text:p>UB-3894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806.0">
            <text:p>7806.0</text:p>
          </table:table-cell>
          <table:table-cell office:value-type="float" office:value="81.0">
            <text:p>8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20963">
            <text:p>Beta-120963</text:p>
          </table:table-cell>
          <table:table-cell office:value-type="float" office:value="55.01">
            <text:p>55.01</text:p>
          </table:table-cell>
          <table:table-cell office:value-type="float" office:value="-3.6">
            <text:p>-3.6</text:p>
          </table:table-cell>
          <table:table-cell office:value-type="float" office:value="5560.0">
            <text:p>55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35">
            <text:p>4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3">
            <text:p>UB-3893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587.0">
            <text:p>2587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10">
            <text:p>HV-6210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495.0">
            <text:p>649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9">
            <text:p>HV-6209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810.0">
            <text:p>68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8">
            <text:p>HV-6208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6850.0">
            <text:p>6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7">
            <text:p>HV-6207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5875.0">
            <text:p>5875.0</text:p>
          </table:table-cell>
          <table:table-cell office:value-type="float" office:value="220.0">
            <text:p>2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3">
            <text:p>0.4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5228">
            <text:p>HV-5228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6870.0">
            <text:p>687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2">
            <text:p>Beta-103262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10.0">
            <text:p>65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6">
            <text:p>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4">
            <text:p>HV-4714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4725.0">
            <text:p>47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1">
            <text:p>UB-3891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7315.0">
            <text:p>7315.0</text:p>
          </table:table-cell>
          <table:table-cell office:value-type="float" office:value="79.0">
            <text:p>7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8">
            <text:p>0.68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3">
            <text:p>HV-4713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5385.0">
            <text:p>5385.0</text:p>
          </table:table-cell>
          <table:table-cell office:value-type="float" office:value="280.0">
            <text:p>2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84193">
            <text:p>Beta-84193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760.0">
            <text:p>1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7">
            <text:p>-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2">
            <text:p>UB-3892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353.0">
            <text:p>7353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2">
            <text:p>GU-4652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3">
            <text:p>0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Q-638">
            <text:p>Q-638</text:p>
          </table:table-cell>
          <table:table-cell office:value-type="float" office:value="55.0">
            <text:p>55.0</text:p>
          </table:table-cell>
          <table:table-cell office:value-type="float" office:value="-3.48">
            <text:p>-3.48</text:p>
          </table:table-cell>
          <table:table-cell office:value-type="float" office:value="6645.0">
            <text:p>664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2">
            <text:p>4.12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Donner1970,Jardine1980,ShennanEtal2018">
            <text:p>Jardine1982,Donner1970,Jardine198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